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6.75cm"/>
      <style:paragraph-properties style:writing-mode="lr-tb"/>
    </style:style>
    <style:style style:name="gr2" style:family="graphic" style:parent-style-name="objectwithoutfill">
      <style:graphic-properties draw:marker-end="화살촉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8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7.25cm" svg:height="1.25cm" svg:x="5.875cm" svg:y="4.75cm">
          <text:p text:style-name="P1">2개의 언어 표현을 입력함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5cm" svg:y1="6cm" svg:x2="9.375cm" svg:y2="8.5cm" draw:start-shape="id1" draw:start-glue-point="2" draw:end-shape="id2" draw:end-glue-point="0" svg:d="M9500 6000l-125 2500" svg:viewBox="0 0 126 2501">
          <text:p/>
        </draw:connector>
        <draw:custom-shape draw:style-name="gr3" draw:text-style-name="P3" xml:id="id2" draw:id="id2" draw:layer="layout" svg:width="9.25cm" svg:height="3cm" svg:x="4.75cm" svg:y="8.5cm">
          <text:p text:style-name="P3">언어 표현의 공통점과 차이점에 따라서 언어 표현을 분석함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1.2$Linux_X86_64 LibreOffice_project/87b77fad49947c1441b67c559c339af8f3517e22</meta:generator>
    <dc:date>2021-10-17T16:58:52.230070701</dc:date>
    <meta:editing-duration>PT28M6S</meta:editing-duration>
    <meta:editing-cycles>16</meta:editing-cycles>
    <meta:document-statistic meta:object-count="3"/>
  </office:meta>
</office:document-meta>
</file>